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18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iW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miWsOnErs1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iW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miWsOnErs2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s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tsrOnErs1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s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tsrOnErs2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G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Hrpt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L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OnMetop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OnNOA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Gac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GacOnMetop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hrrGac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avhrrGacOnNOA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r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merisFR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r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merisRR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modisOnAqu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modisOnTerr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raOnErs1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raOnErs2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viri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viriOnMsg1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viri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viriOnMsg2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so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tansoCai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so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tansoFt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2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6:46:40.75461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1-27T17:26:23.209734935</dc:date>
    <meta:editing-duration>PT15M21S</meta:editing-duration>
    <meta:editing-cycles>3</meta:editing-cycles>
    <meta:document-statistic meta:table-count="1" meta:cell-count="88" meta:object-count="0"/>
  </office:meta>
</office:document-meta>
</file>